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c261" officeooo:paragraph-rsid="0005c261"/>
    </style:style>
    <style:style style:name="P2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fo:font-weight="bold" officeooo:rsid="0005c261" officeooo:paragraph-rsid="0005c261" style:font-weight-asian="bold" style:font-weight-complex="bold"/>
    </style:style>
    <style:style style:name="P3" style:family="paragraph" style:parent-style-name="Standard">
      <style:text-properties fo:language="ru" fo:country="RU" fo:font-style="italic" fo:font-weight="bold" officeooo:rsid="0005c261" officeooo:paragraph-rsid="0005c261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ru" fo:country="RU" fo:font-style="italic" style:text-underline-style="none" fo:font-weight="bold" officeooo:rsid="00068de8" officeooo:paragraph-rsid="00068de8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ru" fo:country="RU" fo:font-style="italic" style:text-underline-style="solid" style:text-underline-width="auto" style:text-underline-color="font-color" fo:font-weight="normal" officeooo:rsid="0005c261" officeooo:paragraph-rsid="00080461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language="ru" fo:country="RU" fo:font-style="italic" style:text-underline-style="solid" style:text-underline-width="auto" style:text-underline-color="font-color" fo:font-weight="normal" officeooo:rsid="00080461" officeooo:paragraph-rsid="00080461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language="ru" fo:country="RU" fo:font-style="normal" style:text-underline-style="none" fo:font-weight="normal" officeooo:rsid="00068de8" officeooo:paragraph-rsid="00068de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ru" fo:country="RU" fo:font-style="normal" style:text-underline-style="none" fo:font-weight="normal" officeooo:rsid="00068de8" officeooo:paragraph-rsid="0006dda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ru" fo:country="RU" fo:font-style="normal" style:text-underline-style="none" fo:font-weight="normal" officeooo:rsid="00068de8" officeooo:paragraph-rsid="0008046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ru" fo:country="RU" fo:font-style="normal" style:text-underline-style="none" fo:font-weight="normal" officeooo:rsid="0006ddac" officeooo:paragraph-rsid="0006dda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ru" fo:country="RU" fo:font-style="normal" style:text-underline-style="none" fo:font-weight="normal" officeooo:rsid="0006ddac" officeooo:paragraph-rsid="000a010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ru" fo:country="RU" fo:font-style="normal" style:text-underline-style="none" fo:font-weight="normal" officeooo:rsid="0006ddac" officeooo:paragraph-rsid="000a1d5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ru" fo:country="RU" fo:font-style="normal" style:text-underline-style="none" fo:font-weight="normal" officeooo:rsid="00080461" officeooo:paragraph-rsid="0008046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paragraph-rsid="0005c261"/>
    </style:style>
    <style:style style:name="P15" style:family="paragraph" style:parent-style-name="Standard">
      <style:text-properties fo:language="en" fo:country="US" officeooo:rsid="0005c261" officeooo:paragraph-rsid="0005c261"/>
    </style:style>
    <style:style style:name="P16" style:family="paragraph" style:parent-style-name="Standard">
      <style:text-properties fo:language="en" fo:country="US" fo:font-style="italic" style:text-underline-style="solid" style:text-underline-width="auto" style:text-underline-color="font-color" fo:font-weight="normal" officeooo:rsid="0005c261" officeooo:paragraph-rsid="0005c26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language="en" fo:country="US" fo:font-style="italic" style:text-underline-style="solid" style:text-underline-width="auto" style:text-underline-color="font-color" fo:font-weight="normal" officeooo:rsid="0006ddac" officeooo:paragraph-rsid="00080461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language="en" fo:country="US" fo:font-style="normal" style:text-underline-style="none" fo:font-weight="normal" officeooo:rsid="0006ddac" officeooo:paragraph-rsid="0008046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ru" fo:country="RU" fo:font-style="normal" style:text-underline-style="none" fo:font-weight="normal" officeooo:rsid="0006ddac" officeooo:paragraph-rsid="000bebd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ru" fo:country="RU" fo:font-style="italic" style:text-underline-style="solid" style:text-underline-width="auto" style:text-underline-color="font-color" fo:font-weight="normal" officeooo:rsid="00080461" officeooo:paragraph-rsid="00080461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language="ru" fo:country="RU" fo:font-style="italic" style:text-underline-style="solid" style:text-underline-width="auto" style:text-underline-color="font-color" fo:font-weight="normal" officeooo:rsid="000cb581" officeooo:paragraph-rsid="000d864a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language="ru" fo:country="RU" fo:font-style="italic" style:text-underline-style="solid" style:text-underline-width="auto" style:text-underline-color="font-color" fo:font-weight="bold" officeooo:rsid="000de679" officeooo:paragraph-rsid="000de679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language="ru" fo:country="RU" fo:font-style="italic" style:text-underline-style="solid" style:text-underline-width="auto" style:text-underline-color="font-color" fo:font-weight="bold" officeooo:rsid="000de679" officeooo:paragraph-rsid="00080461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color="#ce9178" loext:opacity="100%" style:font-name="Consolas" fo:font-size="10.5pt" fo:language="ru" fo:country="RU" fo:font-style="italic" style:text-underline-style="solid" style:text-underline-width="auto" style:text-underline-color="font-color" fo:font-weight="normal" officeooo:rsid="000cb581" officeooo:paragraph-rsid="000cb581" fo:background-color="#1f1f1f" style:font-style-asian="italic" style:font-weight-asian="normal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c261"/>
    </style:style>
    <style:style style:name="T3" style:family="text">
      <style:text-properties fo:language="en" fo:country="US" fo:font-style="italic" style:text-underline-style="solid" style:text-underline-width="auto" style:text-underline-color="font-color" officeooo:rsid="0005c261" style:font-style-asian="italic" style:font-style-complex="italic"/>
    </style:style>
    <style:style style:name="T4" style:family="text">
      <style:text-properties fo:language="en" fo:country="US" officeooo:rsid="0006ddac"/>
    </style:style>
    <style:style style:name="T5" style:family="text">
      <style:text-properties fo:language="en" fo:country="US" fo:font-style="normal" style:text-underline-style="none" style:font-style-asian="normal" style:font-style-complex="normal"/>
    </style:style>
    <style:style style:name="T6" style:family="text">
      <style:text-properties fo:language="en" fo:country="US" fo:font-style="normal" style:text-underline-style="none" officeooo:rsid="0005c261" style:font-style-asian="normal" style:font-style-complex="normal"/>
    </style:style>
    <style:style style:name="T7" style:family="text">
      <style:text-properties fo:language="en" fo:country="US" fo:font-style="normal" style:text-underline-style="none" officeooo:rsid="00068de8" style:font-style-asian="normal" style:font-style-complex="normal"/>
    </style:style>
    <style:style style:name="T8" style:family="text">
      <style:text-properties fo:language="en" fo:country="US" officeooo:rsid="00068de8"/>
    </style:style>
    <style:style style:name="T9" style:family="text">
      <style:text-properties fo:language="en" fo:country="US" officeooo:rsid="000a1d5c"/>
    </style:style>
    <style:style style:name="T10" style:family="text">
      <style:text-properties fo:language="ru" fo:country="RU" officeooo:rsid="0005c261"/>
    </style:style>
    <style:style style:name="T1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/>
    </style:style>
    <style:style style:name="T12" style:family="text">
      <style:text-properties officeooo:rsid="00068de8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068de8" style:font-style-asian="normal" style:font-style-complex="normal"/>
    </style:style>
    <style:style style:name="T15" style:family="text">
      <style:text-properties fo:font-style="normal" style:text-underline-style="none" officeooo:rsid="000cb581" style:font-style-asian="normal" style:font-style-complex="normal"/>
    </style:style>
    <style:style style:name="T16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17" style:family="text">
      <style:text-properties fo:font-style="normal" style:text-underline-style="none" officeooo:rsid="000d864a" fo:background-color="transparent" loext:char-shading-value="0" style:font-style-asian="normal" style:font-style-complex="normal"/>
    </style:style>
    <style:style style:name="T18" style:family="text">
      <style:text-properties fo:font-style="normal" style:text-underline-style="none" officeooo:rsid="000e36e3" fo:background-color="transparent" loext:char-shading-value="0" style:font-style-asian="normal" style:font-style-complex="normal"/>
    </style:style>
    <style:style style:name="T19" style:family="text">
      <style:text-properties officeooo:rsid="0006ddac"/>
    </style:style>
    <style:style style:name="T20" style:family="text">
      <style:text-properties officeooo:rsid="000a0100"/>
    </style:style>
    <style:style style:name="T21" style:family="text">
      <style:text-properties fo:color="#ce9178" loext:opacity="100%" style:font-name="Consolas" fo:font-size="10.5pt"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Чек-лист:</text:p>
      <text:p text:style-name="P1"/>
      <text:p text:style-name="P3">Вкладки:</text:p>
      <text:p text:style-name="P14"><text:span text:style-name="T10">1.Нажатие на вкладку </text:span><text:span text:style-name="T2">home→ </text:span><text:span text:style-name="T11">Test home page</text:span></text:p>
      <text:p text:style-name="P1"><text:span text:style-name="T1">2.Нажатие на вкладку login→Login→ <text:s/></text:span>поля ввода «<text:span text:style-name="T1">email, password, remember me, login”</text:span></text:p>
      <text:p text:style-name="P1"><text:span text:style-name="T1">3.Нажатие на вкладку sign up→Sing Up→ <text:s/></text:span>поля ввода «<text:span text:style-name="T1">email, password, name, sing up”</text:span></text:p>
      <text:p text:style-name="P15"/>
      <text:p text:style-name="P4">Поля ввода:</text:p>
      <text:p text:style-name="P5"><text:span text:style-name="T1">-</text:span>Вкладка <text:span text:style-name="T1">Sing Up </text:span><text:span text:style-name="T19">(+)</text:span></text:p>
      <text:p text:style-name="P7"><text:span text:style-name="T19">1</text:span><text:span text:style-name="T2">. Кликнуть на поле </text:span><text:span text:style-name="T3">email</text:span><text:span text:style-name="T2">→ ввести корректный логин, </text:span>кликнуть на поле <text:span text:style-name="T3">password</text:span><text:span text:style-name="T2">→ </text:span>ввести корректный пароль, кликнуть на <text:span text:style-name="T1">login→ </text:span>зарегистрироваться</text:p>
      <text:p text:style-name="P7"/>
      <text:p text:style-name="P5"><text:span text:style-name="T1">-</text:span>Вкладка <text:span text:style-name="T1">Sing Up </text:span><text:span text:style-name="T4">(-)</text:span></text:p>
      <text:p text:style-name="P8">1. <text:span text:style-name="T19">О</text:span>тправить пустую форму</text:p>
      <text:p text:style-name="P8">2. <text:span text:style-name="T19">О</text:span>тправить форму без <text:span text:style-name="T3">email</text:span></text:p>
      <text:p text:style-name="P8"><text:span text:style-name="T4">3</text:span><text:span text:style-name="T2">. </text:span><text:span text:style-name="T19">О</text:span><text:span text:style-name="T2">тправить форму без </text:span><text:span text:style-name="T3">password</text:span></text:p>
      <text:p text:style-name="P10">4. О<text:span text:style-name="T12">тправить форму </text:span>в строке<text:span text:style-name="T12"> </text:span><text:span text:style-name="T3">email </text:span>указать пробел</text:p>
      <text:p text:style-name="P10">5. О<text:span text:style-name="T12">тправить форму </text:span>в строке<text:span text:style-name="T12"> </text:span><text:span text:style-name="T3">email </text:span>указать одну цифру</text:p>
      <text:p text:style-name="P10">6. О<text:span text:style-name="T12">тправить форму </text:span>в строке<text:span text:style-name="T12"> </text:span><text:span text:style-name="T3">email </text:span>указать одну букву</text:p>
      <text:p text:style-name="P10">7. О<text:span text:style-name="T12">тправить форму </text:span>в строке<text:span text:style-name="T12"> </text:span><text:span text:style-name="T3">email </text:span>указать две <text:span text:style-name="T1">@</text:span></text:p>
      <text:p text:style-name="P10">8. <text:span text:style-name="T1">О</text:span><text:span text:style-name="T8">тправить форму </text:span><text:span text:style-name="T1">в строке</text:span><text:span text:style-name="T8"> </text:span><text:span text:style-name="T3">email </text:span>не <text:span text:style-name="T1">указать @</text:span></text:p>
      <text:p text:style-name="P10">9. О<text:span text:style-name="T12">тправить форму </text:span>в строке<text:span text:style-name="T12"> </text:span><text:span text:style-name="T3">email</text:span><text:span text:style-name="T2"> <text:s/></text:span>не указать «.»</text:p>
      <text:p text:style-name="P10">10. О<text:span text:style-name="T12">тправить форму </text:span>в строке<text:span text:style-name="T12"> </text:span><text:span text:style-name="T3">email </text:span>указать символы</text:p>
      <text:p text:style-name="P10">11. О<text:span text:style-name="T12">тправить форму </text:span>в строке<text:span text:style-name="T12"> </text:span><text:span text:style-name="T3">email </text:span>указать много букв до <text:span text:style-name="T1">@</text:span></text:p>
      <text:p text:style-name="P10"><text:span text:style-name="T1">1</text:span>2<text:span text:style-name="T1">. О</text:span><text:span text:style-name="T8">тправить форму </text:span><text:span text:style-name="T1">в строке</text:span><text:span text:style-name="T8"> </text:span><text:span text:style-name="T3">email </text:span><text:span text:style-name="T1">указать </text:span>только<text:span text:style-name="T1"> </text:span>цифры<text:span text:style-name="T1"> до @</text:span></text:p>
      <text:p text:style-name="P10"><text:span text:style-name="T1">1</text:span><text:span text:style-name="T9">3</text:span><text:span text:style-name="T1">. О</text:span><text:span text:style-name="T8">тправить форму </text:span><text:span text:style-name="T1">в строке</text:span><text:span text:style-name="T8"> </text:span><text:span text:style-name="T3">email </text:span><text:span text:style-name="T1">указать </text:span>символы<text:span text:style-name="T1"> до @</text:span></text:p>
      <text:p text:style-name="P10"><text:span text:style-name="T1">1</text:span><text:span text:style-name="T9">4</text:span><text:span text:style-name="T1">. О</text:span><text:span text:style-name="T8">тправить форму </text:span><text:span text:style-name="T1">в строке</text:span><text:span text:style-name="T8"> </text:span><text:span text:style-name="T3">email </text:span><text:span text:style-name="T1">указать </text:span>символы после<text:span text:style-name="T1"> @</text:span></text:p>
      <text:p text:style-name="P10"><text:span text:style-name="T1">1</text:span><text:span text:style-name="T9">5</text:span><text:span text:style-name="T1">. О</text:span><text:span text:style-name="T8">тправить форму </text:span><text:span text:style-name="T1">в строке</text:span><text:span text:style-name="T8"> </text:span><text:span text:style-name="T3">email </text:span><text:span text:style-name="T1">указать </text:span>русские буквы</text:p>
      <text:p text:style-name="P11"><text:span text:style-name="T9">16</text:span>. О<text:span text:style-name="T12">тправить форму </text:span>в строке<text:span text:style-name="T12"> </text:span><text:span text:style-name="T3">password </text:span>указать пробел</text:p>
      <text:p text:style-name="P11"><text:span text:style-name="T9">17</text:span>. О<text:span text:style-name="T12">тправить форму </text:span>в строке<text:span text:style-name="T12"> </text:span><text:span text:style-name="T3">password </text:span>указать одну цифру</text:p>
      <text:p text:style-name="P12"><text:span text:style-name="T9">18</text:span>. О<text:span text:style-name="T12">тправить форму </text:span>в строке<text:span text:style-name="T12"> </text:span><text:span text:style-name="T3">password </text:span>указать одну букву</text:p>
      <text:p text:style-name="P19">1<text:span text:style-name="T9">9</text:span>. О<text:span text:style-name="T12">тправить форму </text:span>в строке<text:span text:style-name="T12"> </text:span><text:span text:style-name="T3">password </text:span>указать символы</text:p>
      <text:p text:style-name="P19"><text:span text:style-name="T9">20</text:span>. О<text:span text:style-name="T12">тправить форму </text:span>в строке<text:span text:style-name="T12"> </text:span><text:span text:style-name="T3">password </text:span>указать много букв </text:p>
      <text:p text:style-name="P19"><text:span text:style-name="T9">2</text:span><text:span text:style-name="T1">1. О</text:span><text:span text:style-name="T8">тправить форму </text:span><text:span text:style-name="T1">в строке</text:span><text:span text:style-name="T8"> </text:span><text:span text:style-name="T3">password </text:span><text:span text:style-name="T1">указать </text:span>только<text:span text:style-name="T1"> </text:span>цифры</text:p>
      <text:p text:style-name="P19"><text:span text:style-name="T9">22</text:span><text:span text:style-name="T1">. О</text:span><text:span text:style-name="T8">тправить форму </text:span><text:span text:style-name="T1">в строке</text:span><text:span text:style-name="T8"> </text:span><text:span text:style-name="T3">password </text:span><text:span text:style-name="T1">указать </text:span>символы<text:span text:style-name="T1"> </text:span></text:p>
      <text:p text:style-name="P19"><text:span text:style-name="T9">23</text:span><text:span text:style-name="T1">. О</text:span><text:span text:style-name="T8">тправить форму </text:span><text:span text:style-name="T1">в строке</text:span><text:span text:style-name="T8"> </text:span><text:span text:style-name="T3">password </text:span><text:span text:style-name="T1">указать </text:span>русские буквы</text:p>
      <text:p text:style-name="P16"/>
      <text:p text:style-name="P17"/>
      <text:p text:style-name="P17">-Вкладка Login (+)</text:p>
      <text:p text:style-name="P6"><text:span text:style-name="T5">1. </text:span><text:span text:style-name="T6">Кликнуть на поле </text:span><text:span text:style-name="T2">email</text:span><text:span text:style-name="T6">→ ввести корректный логин, </text:span><text:span text:style-name="T14">кликнуть на поле </text:span><text:span text:style-name="T2">password</text:span><text:span text:style-name="T6">→ </text:span><text:span text:style-name="T14">ввести корректный пароль</text:span></text:p>
      <text:p text:style-name="P9"><text:span text:style-name="T19">2</text:span>. Проверить чек-бокс на кликабельность</text:p>
      <text:p text:style-name="P9"><text:span text:style-name="T19">3</text:span>. Кликнуть чек-бокс — отправить форму с включенным чек-бокс</text:p>
      <text:p text:style-name="P18">4. Кликнуть чек-бокс — отправить форму с выключенным чек-боксом</text:p>
      <text:p text:style-name="P13">5. К<text:span text:style-name="T12">ликнуть на </text:span><text:span text:style-name="T8">login→ </text:span>войти → <text:span text:style-name="T20">увидеть приветственное окно</text:span></text:p>
      <text:p text:style-name="P13"/>
      <text:p text:style-name="P5"><text:span text:style-name="T1">-Вкладка Login </text:span><text:span text:style-name="T4">(-)</text:span></text:p>
      <text:p text:style-name="P6"><text:span text:style-name="T6">Кликнуть на поле </text:span><text:span text:style-name="T2">email</text:span><text:span text:style-name="T6">→ ввести </text:span><text:span text:style-name="T13">не</text:span><text:span text:style-name="T6">корректный логин, </text:span><text:span text:style-name="T7">кликнуть на поле </text:span><text:span text:style-name="T2">password</text:span><text:span text:style-name="T6">→ </text:span><text:span text:style-name="T7">ввести </text:span><text:span text:style-name="T13">не</text:span><text:span text:style-name="T7">корректный пароль→ </text:span><text:span text:style-name="T13">сообщение об ошибке</text:span></text:p>
      <text:p text:style-name="P6"><text:span text:style-name="T13"/></text:p>
      <text:p text:style-name="P6"><text:span text:style-name="T13"/></text:p>
      <text:p text:style-name="P23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6T17:13:40.958000000</meta:creation-date>
    <meta:editing-duration>PT2M6S</meta:editing-duration>
    <meta:editing-cycles>3</meta:editing-cycles>
    <meta:generator>LibreOffice/7.2.2.2$Windows_X86_64 LibreOffice_project/02b2acce88a210515b4a5bb2e46cbfb63fe97d56</meta:generator>
    <dc:date>2024-05-07T15:45:41.783000000</dc:date>
    <meta:document-statistic meta:table-count="0" meta:image-count="0" meta:object-count="0" meta:page-count="1" meta:paragraph-count="40" meta:word-count="325" meta:character-count="2059" meta:non-whitespace-character-count="1767"/>
  </office:meta>
</office:document-meta>
</file>